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984f" officeooo:paragraph-rsid="000e984f"/>
    </style:style>
    <style:style style:name="P2" style:family="paragraph" style:parent-style-name="Standard">
      <style:text-properties fo:language="pl" fo:country="PL" officeooo:rsid="000fd1fd" officeooo:paragraph-rsid="000fd1fd"/>
    </style:style>
    <style:style style:name="P3" style:family="paragraph" style:parent-style-name="Standard">
      <style:text-properties fo:language="pl" fo:country="PL" officeooo:rsid="00112cdb" officeooo:paragraph-rsid="00112cdb"/>
    </style:style>
    <style:style style:name="P4" style:family="paragraph" style:parent-style-name="Standard">
      <style:text-properties fo:language="pl" fo:country="PL" fo:font-weight="bold" officeooo:rsid="000fd1fd" officeooo:paragraph-rsid="000fd1fd" style:font-weight-asian="bold" style:font-weight-complex="bold"/>
    </style:style>
    <style:style style:name="P5" style:family="paragraph" style:parent-style-name="Standard">
      <style:text-properties fo:language="pl" fo:country="PL" fo:font-weight="bold" officeooo:rsid="00108b19" officeooo:paragraph-rsid="00108b19" style:font-weight-asian="bold" style:font-weight-complex="bold"/>
    </style:style>
    <style:style style:name="P6" style:family="paragraph" style:parent-style-name="Standard">
      <style:text-properties fo:language="pl" fo:country="PL" officeooo:rsid="00108b19" officeooo:paragraph-rsid="00108b19"/>
    </style:style>
    <style:style style:name="P7" style:family="paragraph" style:parent-style-name="Standard">
      <style:text-properties fo:language="pl" fo:country="PL" fo:font-weight="normal" officeooo:rsid="00108b19" officeooo:paragraph-rsid="00108b19" style:font-weight-asian="normal" style:font-weight-complex="normal"/>
    </style:style>
    <style:style style:name="P8" style:family="paragraph" style:parent-style-name="Standard">
      <style:text-properties fo:language="pl" fo:country="PL" fo:font-weight="normal" officeooo:rsid="001487f2" officeooo:paragraph-rsid="001487f2" style:font-weight-asian="normal" style:font-weight-complex="normal"/>
    </style:style>
    <style:style style:name="P9" style:family="paragraph" style:parent-style-name="Standard">
      <style:text-properties fo:language="pl" fo:country="PL" officeooo:rsid="00116572" officeooo:paragraph-rsid="00116572"/>
    </style:style>
    <style:style style:name="P10" style:family="paragraph" style:parent-style-name="Standard">
      <style:text-properties fo:font-weight="bold" officeooo:rsid="00108b19" officeooo:paragraph-rsid="00108b19" style:font-weight-asian="bold" style:font-weight-complex="bold"/>
    </style:style>
    <style:style style:name="P11" style:family="paragraph" style:parent-style-name="Standard">
      <style:text-properties officeooo:rsid="00112cdb" officeooo:paragraph-rsid="00112cdb"/>
    </style:style>
    <style:style style:name="P12" style:family="paragraph" style:parent-style-name="Standard" style:list-style-name="L1">
      <style:text-properties fo:language="pl" fo:country="PL" officeooo:rsid="000fd1fd" officeooo:paragraph-rsid="000fd1fd"/>
    </style:style>
    <style:style style:name="P13" style:family="paragraph" style:parent-style-name="Standard" style:list-style-name="L2">
      <style:text-properties fo:language="pl" fo:country="PL" officeooo:rsid="000fd1fd" officeooo:paragraph-rsid="000fd1fd"/>
    </style:style>
    <style:style style:name="P14" style:family="paragraph" style:parent-style-name="Standard" style:list-style-name="L2">
      <style:text-properties fo:language="pl" fo:country="PL" officeooo:rsid="00108b19" officeooo:paragraph-rsid="00108b19"/>
    </style:style>
    <style:style style:name="P15" style:family="paragraph" style:parent-style-name="Standard" style:list-style-name="L4">
      <style:text-properties fo:language="pl" fo:country="PL" officeooo:rsid="00108b19" officeooo:paragraph-rsid="00108b19"/>
    </style:style>
    <style:style style:name="P16" style:family="paragraph" style:parent-style-name="Standard" style:list-style-name="L3">
      <style:text-properties fo:language="pl" fo:country="PL" fo:font-weight="normal" officeooo:rsid="00108b19" officeooo:paragraph-rsid="00108b19" style:font-weight-asian="normal" style:font-weight-complex="normal"/>
    </style:style>
    <style:style style:name="P17" style:family="paragraph" style:parent-style-name="Standard" style:list-style-name="L3">
      <style:text-properties fo:language="pl" fo:country="PL" fo:font-weight="normal" officeooo:rsid="00108b19" officeooo:paragraph-rsid="001487f2" style:font-weight-asian="normal" style:font-weight-complex="normal"/>
    </style:style>
    <style:style style:name="P18" style:family="paragraph" style:parent-style-name="Standard" style:list-style-name="L3">
      <style:text-properties fo:language="pl" fo:country="PL" fo:font-weight="normal" officeooo:rsid="001487f2" officeooo:paragraph-rsid="001487f2" style:font-weight-asian="normal" style:font-weight-complex="normal"/>
    </style:style>
    <style:style style:name="P19" style:family="paragraph" style:parent-style-name="Standard" style:list-style-name="L5">
      <style:text-properties fo:language="pl" fo:country="PL" officeooo:rsid="0012d51f" officeooo:paragraph-rsid="0012d51f"/>
    </style:style>
    <style:style style:name="P20" style:family="paragraph" style:parent-style-name="Standard">
      <style:text-properties fo:language="pl" fo:country="PL" officeooo:rsid="0012d51f" officeooo:paragraph-rsid="0012d51f"/>
    </style:style>
    <style:style style:name="P21" style:family="paragraph" style:parent-style-name="Standard" style:list-style-name="L5">
      <style:text-properties fo:language="pl" fo:country="PL" officeooo:rsid="001487f2" officeooo:paragraph-rsid="001487f2"/>
    </style:style>
    <style:style style:name="P22" style:family="paragraph" style:parent-style-name="Standard">
      <style:text-properties fo:language="pl" fo:country="PL" officeooo:rsid="0016e12a" officeooo:paragraph-rsid="0016e12a"/>
    </style:style>
    <style:style style:name="P23" style:family="paragraph" style:parent-style-name="Standard" style:list-style-name="L3">
      <style:text-properties officeooo:paragraph-rsid="00108b19"/>
    </style:style>
    <style:style style:name="P24" style:family="paragraph" style:parent-style-name="Standard">
      <style:text-properties officeooo:paragraph-rsid="0016e12a"/>
    </style:style>
    <style:style style:name="P25" style:family="paragraph" style:parent-style-name="Standard">
      <style:text-properties officeooo:rsid="0016e12a" officeooo:paragraph-rsid="0016e12a"/>
    </style:style>
    <style:style style:name="P26" style:family="paragraph" style:parent-style-name="Standard">
      <style:text-properties officeooo:rsid="001779fe" officeooo:paragraph-rsid="001779fe"/>
    </style:style>
    <style:style style:name="P27" style:family="paragraph" style:parent-style-name="Standard">
      <style:text-properties officeooo:rsid="00183d3f" officeooo:paragraph-rsid="00183d3f"/>
    </style:style>
    <style:style style:name="P28" style:family="paragraph" style:parent-style-name="Standard">
      <style:text-properties officeooo:rsid="0019201f" officeooo:paragraph-rsid="0019201f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officeooo:rsid="00108b19" style:font-weight-asian="normal" style:font-weight-complex="normal"/>
    </style:style>
    <style:style style:name="T3" style:family="text">
      <style:text-properties fo:language="pl" fo:country="PL" fo:font-weight="normal" officeooo:rsid="0015092e" style:font-weight-asian="normal" style:font-weight-complex="normal"/>
    </style:style>
    <style:style style:name="T4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pl" fo:country="PL" fo:font-style="normal" style:font-style-asian="normal" style:font-style-complex="normal"/>
    </style:style>
    <style:style style:name="T6" style:family="text">
      <style:text-properties fo:language="pl" fo:country="PL" officeooo:rsid="00116572"/>
    </style:style>
    <style:style style:name="T7" style:family="text">
      <style:text-properties fo:language="pl" fo:country="PL" officeooo:rsid="0016e12a"/>
    </style:style>
    <style:style style:name="T8" style:family="text">
      <style:text-properties fo:language="pl" fo:country="PL" officeooo:rsid="001779fe"/>
    </style:style>
    <style:style style:name="T9" style:family="text">
      <style:text-properties fo:language="pl" fo:country="PL" officeooo:rsid="00183d3f"/>
    </style:style>
    <style:style style:name="T10" style:family="text">
      <style:text-properties officeooo:rsid="001487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zwa projektu : Planowanie Budżetu</text:p>
      <text:p text:style-name="P1"/>
      <text:p text:style-name="P1">Struktura plików:</text:p>
      <text:p text:style-name="P1">Wszystkie pliki zapisane są w pliku Planowanie_budżetu. Kod jest zapisany w plikach w katalogu „src”. </text:p>
      <text:p text:style-name="P1"/>
      <text:p text:style-name="P2">Do działania program potrzebuje się znajdować w folderze z folderem dane , który zawiera pliki: </text:p>
      <text:list xml:id="list1872019163" text:style-name="L1">
        <text:list-item>
          <text:p text:style-name="P12">HomeBalance.txt (jak go nie znajdzie to go stworzy)</text:p>
        </text:list-item>
        <text:list-item>
          <text:p text:style-name="P12">currency.txt </text:p>
        </text:list-item>
        <text:list-item>
          <text:p text:style-name="P12">folder Operacje z plikami tworzonymi wraz z kontami (jeżeli program nie znajdzie odpowiedniego pliku to go stworzy)</text:p>
        </text:list-item>
      </text:list>
      <text:p text:style-name="P3">Przykład uruchomienia pliku Planowanie_budzetu.jar</text:p>
      <text:p text:style-name="P3"><text:tab/>java -jar Planowanie_budzetu.jar</text:p>
      <text:p text:style-name="P3"/>
      <text:p text:style-name="P2">Format plików:</text:p>
      <text:p text:style-name="P4">„HomeBalance.txt”:</text:p>
      <text:p text:style-name="P2">Każda linia w pliku odpowiada jednemu kontu/lokacie. Linia składa się z następujących pól oddzielonych ‘;’</text:p>
      <text:list xml:id="list317622874" text:style-name="L2">
        <text:list-item>
          <text:p text:style-name="P13">0 – konto bankowe, 1-lokata</text:p>
        </text:list-item>
        <text:list-item>
          <text:p text:style-name="P13">Id konta / lokaty</text:p>
        </text:list-item>
        <text:list-item>
          <text:p text:style-name="P13">Nazwa</text:p>
        </text:list-item>
        <text:list-item>
          <text:p text:style-name="P13">Ścieżka do pliku z historią operacji</text:p>
        </text:list-item>
        <text:list-item>
          <text:p text:style-name="P13">Ścieżka do pliku z transakcjami cyklicznymi (TODO)</text:p>
        </text:list-item>
        <text:list-item>
          <text:p text:style-name="P13">Użyta waluta </text:p>
        </text:list-item>
        <text:list-item>
          <text:p text:style-name="P13">Saldo konta</text:p>
        </text:list-item>
        <text:list-item>
          <text:p text:style-name="P14">Miesięczny limit – kwota wydatków po przekroczeniu której program wyświetli odpowiedni komunikat</text:p>
        </text:list-item>
        <text:list-item>
          <text:p text:style-name="P14">Minimalny stan konta – jeżeli stan konta spadnie poniżej tej kwoty zostanie wyświetlony odpowiedni komunikat</text:p>
          <text:p text:style-name="P14"/>
        </text:list-item>
      </text:list>
      <text:p text:style-name="P5">„currency.txt”:</text:p>
      <text:p text:style-name="P7">Każda linia oznacza osobną walutę. Format linii:</text:p>
      <text:list xml:id="list1233347155" text:style-name="L3">
        <text:list-item>
          <text:p text:style-name="P16">Id waluty</text:p>
        </text:list-item>
        <text:list-item>
          <text:p text:style-name="P23"><text:span text:style-name="T2">K</text:span><text:span text:style-name="T3">od</text:span><text:span text:style-name="T2"> waluty </text:span></text:p>
        </text:list-item>
        <text:list-item>
          <text:p text:style-name="P17">O<text:span text:style-name="T10">statni kurs waluty</text:span></text:p>
        </text:list-item>
        <text:list-item>
          <text:p text:style-name="P18">Ostatnia aktualizacja kursu waluty</text:p>
        </text:list-item>
      </text:list>
      <text:p text:style-name="P8">Waluty aktualizowane są z plików w formacie XML pobranych ze strony NBP https://api.nbp.pl/.</text:p>
      <text:list xml:id="list190108226431038" text:continue-numbering="true" text:style-name="L3">
        <text:list-header>
          <text:p text:style-name="P16"/>
        </text:list-header>
      </text:list>
      <text:p text:style-name="P10"><text:span text:style-name="T1">„dane/operations</text:span><text:span text:style-name="T4">[ID konta/lokaty]</text:span><text:span text:style-name="T5">”</text:span></text:p>
      <text:p text:style-name="P6">Każda linia oznacza osobną transakcje. Format linii:</text:p>
      <text:list xml:id="list3460262656" text:style-name="L4">
        <text:list-item>
          <text:p text:style-name="P15">priorytet (-1 oznacza, że jest to przychód)</text:p>
        </text:list-item>
        <text:list-item>
          <text:p text:style-name="P15">Id </text:p>
        </text:list-item>
        <text:list-item>
          <text:p text:style-name="P15">Wartość</text:p>
        </text:list-item>
        <text:list-item>
          <text:p text:style-name="P15">Saldo po transakcji</text:p>
        </text:list-item>
        <text:list-item>
          <text:p text:style-name="P15">Data w formacje dd.mm.rrrr</text:p>
        </text:list-item>
        <text:list-item>
          <text:p text:style-name="P15">Tag transakcji</text:p>
        </text:list-item>
        <text:list-item>
          <text:p text:style-name="P15">Opis transakcji</text:p>
        </text:list-item>
      </text:list>
      <text:p text:style-name="P6"/>
      <text:p text:style-name="P11"><text:span text:style-name="T1">Funkcj</text:span><text:span text:style-name="T6">a</text:span><text:span text:style-name="T1"> programu:</text:span></text:p>
      <text:p text:style-name="P9">Zarządzanie kontami oraz operacjami na nich. </text:p>
      <text:list xml:id="list3511328750" text:style-name="L5">
        <text:list-item>
          <text:p text:style-name="P19">Wyświetlenie listy kont </text:p>
          <text:list>
            <text:list-item>
              <text:p text:style-name="P19">Dodanie nowego konta</text:p>
            </text:list-item>
            <text:list-item>
              <text:p text:style-name="P19"><text:soft-page-break/>Pokazanie historii transakcji</text:p>
              <text:list>
                <text:list-item>
                  <text:p text:style-name="P19">Dodanie nowej transakcji</text:p>
                </text:list-item>
                <text:list-item>
                  <text:p text:style-name="P19">Usunięcie transakcji</text:p>
                </text:list-item>
                <text:list-item>
                  <text:p text:style-name="P19">Edycja transakcji</text:p>
                </text:list-item>
              </text:list>
            </text:list-item>
          </text:list>
        </text:list-item>
        <text:list-item>
          <text:p text:style-name="P21">Pokazanie używanych walut</text:p>
          <text:list>
            <text:list-item>
              <text:p text:style-name="P21">Pokazanie ilości pieniędzy w poszczególnych walutach wraz z ich aktualnym kursem</text:p>
            </text:list-item>
            <text:list-item>
              <text:p text:style-name="P21">Dodanie nowej waluty (wymagany dostęp do internetu)</text:p>
            </text:list-item>
            <text:list-item>
              <text:p text:style-name="P21">Zaktualizowanie kursów (wymagany dostęp do internetu)</text:p>
            </text:list-item>
            <text:list-item>
              <text:p text:style-name="P21">Usunięcie waluty</text:p>
            </text:list-item>
          </text:list>
        </text:list-item>
        <text:list-item>
          <text:p text:style-name="P19">Zapisanie zmian</text:p>
        </text:list-item>
      </text:list>
      <text:p text:style-name="P20"/>
      <text:p text:style-name="P22">Klasy:</text:p>
      <text:p text:style-name="P22">Odpowiedzialne za zarządzanie informacjami:</text:p>
      <text:p text:style-name="P24"><text:span text:style-name="T7">HomeBalance – klasa posiadająca informacje na temat wszystkich kont oraz walut podanych przez <text:tab/>użytkownika. Tworzona jest <text:s/>z argumentem oznaczającym ścieżkę do pliku z informacjami <text:tab/>na temat <text:s/>wprowadzonych wcześniej kont bankowych. Za pierwszym razem tworzy plik.</text:span></text:p>
      <text:p text:style-name="P25"><text:span text:style-name="T1">Account – klasa reprezentująca konto bankowe. Do utworzenia potrzebna jest ścieżka do pliku z <text:tab/>historią operacji. </text:span><text:span text:style-name="T8">Posiada informacje na temat waluty oraz wykonanych operacji.</text:span></text:p>
      <text:p text:style-name="P26"><text:span text:style-name="T1">AddOperationStrategy- klasa wprowadzająca strategie dodawania nowej operacji (jest rozszerzona <text:tab/>przez Account).</text:span></text:p>
      <text:p text:style-name="P26"><text:span text:style-name="T1">Currency – klasa reprezentująca walutę. Zawiera id, tag waluty oraz instancje klasy ExchangeRate.</text:span></text:p>
      <text:p text:style-name="P26"><text:span text:style-name="T1">ExchangeRate – klasa reprezentująca kurs waluty. Zawiera informacje na temat daty oraz wartości <text:tab/>kursu.</text:span></text:p>
      <text:p text:style-name="P26"><text:span text:style-name="T1">Operation – klasa abstrakcyjna, zawiera informacje na temat ID, dnia, tagu, opisu, wartości oraz s<text:tab/>tanu konta po transakcji.</text:span></text:p>
      <text:p text:style-name="P26"><text:span text:style-name="T1">Expanse – klasa reprezentująca wydatek. Rozszerza klasę Operation. Zawiera dodatkowo <text:tab/>informacje na temat priorytetu transakcji.</text:span></text:p>
      <text:p text:style-name="P26"><text:span text:style-name="T1">Income – klasa reprezentująca przychód. Rozszerza klase Operation.</text:span></text:p>
      <text:p text:style-name="P26"><text:span text:style-name="T1"/></text:p>
      <text:p text:style-name="P26"><text:span text:style-name="T1">GUI:</text:span></text:p>
      <text:p text:style-name="P26"><text:span text:style-name="T1">MainWindow – pierwsze okno programu. Z tego okna użytkownik może przejść do okna z <text:tab/>walutami </text:span><text:span text:style-name="T9">lub</text:span><text:span text:style-name="T1"> kontami </text:span><text:span text:style-name="T9">lub zapisać dokonane zmiany.</text:span><text:span text:style-name="T1"> </text:span></text:p>
      <text:p text:style-name="P27"><text:span text:style-name="T1">CommunicationWindow – okno w którym są wyświetlane komunikaty użytkownikowi tj. <text:tab/>zawiadomienia o błędach lub wykonanych operacjach</text:span></text:p>
      <text:p text:style-name="P27"><text:span text:style-name="T1">CurrencyWindow – okno wyświetlające tablice z aktualnie </text:span></text:p>
      <text:p text:style-name="P27"><text:span text:style-name="T1"><text:tab/>używanymi walutami oraz pozwalające na modyfikacje wyświetlanej zawartości.</text:span></text:p>
      <text:p text:style-name="P27"><text:span text:style-name="T1">AddCurrency – okno pozwalające na wprowadzenie nowej waluty.</text:span></text:p>
      <text:p text:style-name="P27"><text:span text:style-name="T1">AccountsWin – okno zawierające tabele z informacjami o kontach bankowych. </text:span></text:p>
      <text:p text:style-name="P28"><text:span text:style-name="T1">AddAccountWin – okno pozwalające na dodanie konta.</text:span></text:p>
      <text:p text:style-name="P28"><text:span text:style-name="T1"/></text:p>
      <text:p text:style-name="P27"><text:span text:style-name="T1"/></text:p>
      <text:p text:style-name="P27"><text:span text:style-name="T1"/></text:p>
      <text:p text:style-name="P27"><text:span text:style-name="T1">Każda klasa w GUI rozszerza JFrame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4:46:13.658855438</meta:creation-date>
    <dc:date>2020-06-25T19:01:07.316766933</dc:date>
    <meta:editing-duration>PT6H46M48S</meta:editing-duration>
    <meta:editing-cycles>3</meta:editing-cycles>
    <meta:generator>LibreOffice/6.3.5.2$Linux_X86_64 LibreOffice_project/30$Build-2</meta:generator>
    <meta:document-statistic meta:table-count="0" meta:image-count="0" meta:object-count="0" meta:page-count="2" meta:paragraph-count="72" meta:word-count="507" meta:character-count="3662" meta:non-whitespace-character-count="3222"/>
  </office:meta>
</office:document-meta>
</file>